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0000004B0E0D2B3AF99CC55C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oboto Black" svg:font-family="'Robo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shadow="visible" draw:color-mode="standard" draw:luminance="0%" draw:contrast="0%" draw:gamma="100%" draw:red="0%" draw:green="0%" draw:blue="0%" fo:clip="rect(3.041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199cm" fo:min-width="0.04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379cm" fo:min-width="0.129cm"/>
    </style:style>
    <style:style style:name="gr4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text-properties style:font-name="Roboto Black"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="none" draw:fill-color="#ffffff"/>
      <style:text-properties style:font-name="Roboto Black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Roboto Black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7.634cm" svg:x="1.001cm" svg:y="6.607cm">
          <draw:image xlink:href="Pictures/10000000000004B0000004B0E0D2B3AF99CC55C3.jpg" xlink:type="simple" xlink:show="embed" xlink:actuate="onLoad" loext:mime-type="image/jpeg">
            <text:p/>
          </draw:image>
        </draw:frame>
        <draw:custom-shape draw:style-name="gr2" draw:text-style-name="P2" draw:layer="layout" svg:width="0.762cm" svg:height="0.635cm" svg:x="10.144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635cm" svg:x="9.89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89cm" svg:height="0.889cm" svg:x="10.525cm" svg:y="8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635cm" svg:x="9.763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635cm" svg:x="10.144cm" svg:y="8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635cm" svg:x="10.145cm" svg:y="8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89cm" svg:height="0.889cm" svg:x="10.271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5.08cm" svg:height="2.384cm" svg:x="9.509cm" svg:y="9.89cm">
          <draw:text-box>
            <text:p text:style-name="P3"><text:span text:style-name="T1">Postponed!!!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oboto Black" svg:font-family="'Robo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22T17:26:37.445953017</dc:date>
    <meta:editing-duration>PT7M13S</meta:editing-duration>
    <meta:editing-cycles>1</meta:editing-cycles>
    <meta:document-statistic meta:object-count="9"/>
    <meta:generator>LibreOffice/6.4.7.2$Linux_X86_64 LibreOffice_project/40$Build-2</meta:generator>
  </office:meta>
</office:document-meta>
</file>